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non</text:p>
          </table:table-cell>
          <table:table-cell office:value-type="string" calcext:value-type="string">
            <text:p>kernel_stack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anon_thp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2023-01-08 15:49:36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5853" calcext:value-type="float">
            <text:p>10,15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6172" calcext:value-type="float">
            <text:p>139,26172</text:p>
          </table:table-cell>
          <table:table-cell/>
          <table:table-cell table:formula="of:=SUM([.B2:.G2])" office:value-type="float" office:value="149.683198" calcext:value-type="float">
            <text:p>149,683198</text:p>
          </table:table-cell>
        </table:table-row>
        <table:table-row table:style-name="ro1">
          <table:table-cell office:value-type="string" calcext:value-type="string">
            <text:p>2023-01-08 15:49:35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5853" calcext:value-type="float">
            <text:p>10,15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6172" calcext:value-type="float">
            <text:p>139,26172</text:p>
          </table:table-cell>
          <table:table-cell/>
          <table:table-cell table:formula="of:=SUM([.B3:.G3])" office:value-type="float" office:value="149.683198" calcext:value-type="float">
            <text:p>149,683198</text:p>
          </table:table-cell>
        </table:table-row>
        <table:table-row table:style-name="ro1">
          <table:table-cell office:value-type="string" calcext:value-type="string">
            <text:p>2023-01-08 15:49:34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5853" calcext:value-type="float">
            <text:p>10,15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6172" calcext:value-type="float">
            <text:p>139,26172</text:p>
          </table:table-cell>
          <table:table-cell/>
          <table:table-cell table:formula="of:=SUM([.B4:.G4])" office:value-type="float" office:value="149.683198" calcext:value-type="float">
            <text:p>149,683198</text:p>
          </table:table-cell>
        </table:table-row>
        <table:table-row table:style-name="ro1">
          <table:table-cell office:value-type="string" calcext:value-type="string">
            <text:p>2023-01-08 15:49:33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5853" calcext:value-type="float">
            <text:p>10,15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6172" calcext:value-type="float">
            <text:p>139,26172</text:p>
          </table:table-cell>
          <table:table-cell/>
          <table:table-cell table:formula="of:=SUM([.B5:.G5])" office:value-type="float" office:value="149.683198" calcext:value-type="float">
            <text:p>149,683198</text:p>
          </table:table-cell>
        </table:table-row>
        <table:table-row table:style-name="ro1">
          <table:table-cell office:value-type="string" calcext:value-type="string">
            <text:p>2023-01-08 15:49:32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5853" calcext:value-type="float">
            <text:p>10,15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6172" calcext:value-type="float">
            <text:p>139,26172</text:p>
          </table:table-cell>
          <table:table-cell/>
          <table:table-cell table:formula="of:=SUM([.B6:.G6])" office:value-type="float" office:value="149.683198" calcext:value-type="float">
            <text:p>149,683198</text:p>
          </table:table-cell>
        </table:table-row>
        <table:table-row table:style-name="ro1">
          <table:table-cell office:value-type="string" calcext:value-type="string">
            <text:p>2023-01-08 15:49:31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5853" calcext:value-type="float">
            <text:p>10,15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6172" calcext:value-type="float">
            <text:p>139,26172</text:p>
          </table:table-cell>
          <table:table-cell/>
          <table:table-cell table:formula="of:=SUM([.B7:.G7])" office:value-type="float" office:value="149.683198" calcext:value-type="float">
            <text:p>149,683198</text:p>
          </table:table-cell>
        </table:table-row>
        <table:table-row table:style-name="ro1">
          <table:table-cell office:value-type="string" calcext:value-type="string">
            <text:p>2023-01-08 15:49:30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5853" calcext:value-type="float">
            <text:p>10,15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6172" calcext:value-type="float">
            <text:p>139,26172</text:p>
          </table:table-cell>
          <table:table-cell/>
          <table:table-cell table:formula="of:=SUM([.B8:.G8])" office:value-type="float" office:value="149.683198" calcext:value-type="float">
            <text:p>149,683198</text:p>
          </table:table-cell>
        </table:table-row>
        <table:table-row table:style-name="ro1">
          <table:table-cell office:value-type="string" calcext:value-type="string">
            <text:p>2023-01-08 15:49:29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5853" calcext:value-type="float">
            <text:p>10,15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6172" calcext:value-type="float">
            <text:p>139,26172</text:p>
          </table:table-cell>
          <table:table-cell/>
          <table:table-cell table:formula="of:=SUM([.B9:.G9])" office:value-type="float" office:value="149.683198" calcext:value-type="float">
            <text:p>149,683198</text:p>
          </table:table-cell>
        </table:table-row>
        <table:table-row table:style-name="ro1">
          <table:table-cell office:value-type="string" calcext:value-type="string">
            <text:p>2023-01-08 15:49:28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5853" calcext:value-type="float">
            <text:p>10,15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6172" calcext:value-type="float">
            <text:p>139,26172</text:p>
          </table:table-cell>
          <table:table-cell/>
          <table:table-cell table:formula="of:=SUM([.B10:.G10])" office:value-type="float" office:value="149.683198" calcext:value-type="float">
            <text:p>149,683198</text:p>
          </table:table-cell>
        </table:table-row>
        <table:table-row table:style-name="ro1">
          <table:table-cell office:value-type="string" calcext:value-type="string">
            <text:p>2023-01-08 15:49:27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5853" calcext:value-type="float">
            <text:p>10,15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6172" calcext:value-type="float">
            <text:p>139,26172</text:p>
          </table:table-cell>
          <table:table-cell/>
          <table:table-cell table:formula="of:=SUM([.B11:.G11])" office:value-type="float" office:value="149.683198" calcext:value-type="float">
            <text:p>149,683198</text:p>
          </table:table-cell>
        </table:table-row>
        <table:table-row table:style-name="ro1">
          <table:table-cell office:value-type="string" calcext:value-type="string">
            <text:p>2023-01-08 15:49:26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5853" calcext:value-type="float">
            <text:p>10,15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6172" calcext:value-type="float">
            <text:p>139,26172</text:p>
          </table:table-cell>
          <table:table-cell/>
          <table:table-cell table:formula="of:=SUM([.B12:.G12])" office:value-type="float" office:value="149.683198" calcext:value-type="float">
            <text:p>149,683198</text:p>
          </table:table-cell>
        </table:table-row>
        <table:table-row table:style-name="ro1">
          <table:table-cell office:value-type="string" calcext:value-type="string">
            <text:p>2023-01-08 15:49:25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5853" calcext:value-type="float">
            <text:p>10,15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6172" calcext:value-type="float">
            <text:p>139,26172</text:p>
          </table:table-cell>
          <table:table-cell/>
          <table:table-cell table:formula="of:=SUM([.B13:.G13])" office:value-type="float" office:value="149.683198" calcext:value-type="float">
            <text:p>149,683198</text:p>
          </table:table-cell>
        </table:table-row>
        <table:table-row table:style-name="ro1">
          <table:table-cell office:value-type="string" calcext:value-type="string">
            <text:p>2023-01-08 15:49:24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5853" calcext:value-type="float">
            <text:p>10,15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6172" calcext:value-type="float">
            <text:p>139,26172</text:p>
          </table:table-cell>
          <table:table-cell/>
          <table:table-cell table:formula="of:=SUM([.B14:.G14])" office:value-type="float" office:value="149.683198" calcext:value-type="float">
            <text:p>149,683198</text:p>
          </table:table-cell>
        </table:table-row>
        <table:table-row table:style-name="ro1">
          <table:table-cell office:value-type="string" calcext:value-type="string">
            <text:p>2023-01-08 15:49:23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5853" calcext:value-type="float">
            <text:p>10,15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6172" calcext:value-type="float">
            <text:p>139,26172</text:p>
          </table:table-cell>
          <table:table-cell/>
          <table:table-cell table:formula="of:=SUM([.B15:.G15])" office:value-type="float" office:value="149.683198" calcext:value-type="float">
            <text:p>149,683198</text:p>
          </table:table-cell>
        </table:table-row>
        <table:table-row table:style-name="ro1">
          <table:table-cell office:value-type="string" calcext:value-type="string">
            <text:p>2023-01-08 15:49:22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5853" calcext:value-type="float">
            <text:p>10,15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6172" calcext:value-type="float">
            <text:p>139,26172</text:p>
          </table:table-cell>
          <table:table-cell/>
          <table:table-cell table:formula="of:=SUM([.B16:.G16])" office:value-type="float" office:value="149.683198" calcext:value-type="float">
            <text:p>149,683198</text:p>
          </table:table-cell>
        </table:table-row>
        <table:table-row table:style-name="ro1">
          <table:table-cell office:value-type="string" calcext:value-type="string">
            <text:p>2023-01-08 15:49:21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5853" calcext:value-type="float">
            <text:p>10,15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6172" calcext:value-type="float">
            <text:p>139,26172</text:p>
          </table:table-cell>
          <table:table-cell/>
          <table:table-cell table:formula="of:=SUM([.B17:.G17])" office:value-type="float" office:value="149.683198" calcext:value-type="float">
            <text:p>149,683198</text:p>
          </table:table-cell>
        </table:table-row>
        <table:table-row table:style-name="ro1">
          <table:table-cell office:value-type="string" calcext:value-type="string">
            <text:p>2023-01-08 15:49:20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5853" calcext:value-type="float">
            <text:p>10,15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6172" calcext:value-type="float">
            <text:p>139,26172</text:p>
          </table:table-cell>
          <table:table-cell/>
          <table:table-cell table:formula="of:=SUM([.B18:.G18])" office:value-type="float" office:value="149.683198" calcext:value-type="float">
            <text:p>149,683198</text:p>
          </table:table-cell>
        </table:table-row>
        <table:table-row table:style-name="ro1">
          <table:table-cell office:value-type="string" calcext:value-type="string">
            <text:p>2023-01-08 15:49:19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5853" calcext:value-type="float">
            <text:p>10,15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6172" calcext:value-type="float">
            <text:p>139,26172</text:p>
          </table:table-cell>
          <table:table-cell/>
          <table:table-cell table:formula="of:=SUM([.B19:.G19])" office:value-type="float" office:value="149.683198" calcext:value-type="float">
            <text:p>149,683198</text:p>
          </table:table-cell>
        </table:table-row>
        <table:table-row table:style-name="ro1">
          <table:table-cell office:value-type="string" calcext:value-type="string">
            <text:p>2023-01-08 15:49:18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5853" calcext:value-type="float">
            <text:p>10,15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6172" calcext:value-type="float">
            <text:p>139,26172</text:p>
          </table:table-cell>
          <table:table-cell/>
          <table:table-cell table:formula="of:=SUM([.B20:.G20])" office:value-type="float" office:value="149.683198" calcext:value-type="float">
            <text:p>149,683198</text:p>
          </table:table-cell>
        </table:table-row>
        <table:table-row table:style-name="ro1">
          <table:table-cell office:value-type="string" calcext:value-type="string">
            <text:p>2023-01-08 15:49:17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5853" calcext:value-type="float">
            <text:p>10,15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6172" calcext:value-type="float">
            <text:p>139,26172</text:p>
          </table:table-cell>
          <table:table-cell/>
          <table:table-cell table:formula="of:=SUM([.B21:.G21])" office:value-type="float" office:value="149.683198" calcext:value-type="float">
            <text:p>149,683198</text:p>
          </table:table-cell>
        </table:table-row>
        <table:table-row table:style-name="ro1">
          <table:table-cell office:value-type="string" calcext:value-type="string">
            <text:p>2023-01-08 15:49:16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5853" calcext:value-type="float">
            <text:p>10,15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6172" calcext:value-type="float">
            <text:p>139,26172</text:p>
          </table:table-cell>
          <table:table-cell/>
          <table:table-cell table:formula="of:=SUM([.B22:.G22])" office:value-type="float" office:value="149.683198" calcext:value-type="float">
            <text:p>149,683198</text:p>
          </table:table-cell>
        </table:table-row>
        <table:table-row table:style-name="ro1">
          <table:table-cell office:value-type="string" calcext:value-type="string">
            <text:p>2023-01-08 15:49:15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5853" calcext:value-type="float">
            <text:p>10,15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6172" calcext:value-type="float">
            <text:p>139,26172</text:p>
          </table:table-cell>
          <table:table-cell/>
          <table:table-cell table:formula="of:=SUM([.B23:.G23])" office:value-type="float" office:value="149.683198" calcext:value-type="float">
            <text:p>149,683198</text:p>
          </table:table-cell>
        </table:table-row>
        <table:table-row table:style-name="ro1">
          <table:table-cell office:value-type="string" calcext:value-type="string">
            <text:p>2023-01-08 15:49:14</text:p>
          </table:table-cell>
          <table:table-cell office:value-type="float" office:value="175.1328" calcext:value-type="float">
            <text:p>175,1328</text:p>
          </table:table-cell>
          <table:table-cell office:value-type="float" office:value="4.359375" calcext:value-type="float">
            <text:p>4,359375</text:p>
          </table:table-cell>
          <table:table-cell office:value-type="float" office:value="18.36029" calcext:value-type="float">
            <text:p>18,3602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9.29297" calcext:value-type="float">
            <text:p>139,29297</text:p>
          </table:table-cell>
          <table:table-cell/>
          <table:table-cell table:formula="of:=SUM([.B24:.G24])" office:value-type="float" office:value="383.145435" calcext:value-type="float">
            <text:p>383,145435</text:p>
          </table:table-cell>
        </table:table-row>
        <table:table-row table:style-name="ro1">
          <table:table-cell office:value-type="string" calcext:value-type="string">
            <text:p>2023-01-08 15:49:13</text:p>
          </table:table-cell>
          <table:table-cell office:value-type="float" office:value="157.13281" calcext:value-type="float">
            <text:p>157,13281</text:p>
          </table:table-cell>
          <table:table-cell office:value-type="float" office:value="4.375" calcext:value-type="float">
            <text:p>4,375</text:p>
          </table:table-cell>
          <table:table-cell office:value-type="float" office:value="68.77654" calcext:value-type="float">
            <text:p>68,7765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0.97266" calcext:value-type="float">
            <text:p>140,97266</text:p>
          </table:table-cell>
          <table:table-cell/>
          <table:table-cell table:formula="of:=SUM([.B25:.G25])" office:value-type="float" office:value="415.25701" calcext:value-type="float">
            <text:p>415,25701</text:p>
          </table:table-cell>
        </table:table-row>
        <table:table-row table:style-name="ro1">
          <table:table-cell office:value-type="string" calcext:value-type="string">
            <text:p>2023-01-08 15:49:12</text:p>
          </table:table-cell>
          <table:table-cell office:value-type="float" office:value="80.55859" calcext:value-type="float">
            <text:p>80,55859</text:p>
          </table:table-cell>
          <table:table-cell office:value-type="float" office:value="4.375" calcext:value-type="float">
            <text:p>4,375</text:p>
          </table:table-cell>
          <table:table-cell office:value-type="float" office:value="46.13351" calcext:value-type="float">
            <text:p>46,1335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1.99609" calcext:value-type="float">
            <text:p>141,99609</text:p>
          </table:table-cell>
          <table:table-cell/>
          <table:table-cell table:formula="of:=SUM([.B26:.G26])" office:value-type="float" office:value="307.06319" calcext:value-type="float">
            <text:p>307,06319</text:p>
          </table:table-cell>
        </table:table-row>
        <table:table-row table:style-name="ro1">
          <table:table-cell office:value-type="string" calcext:value-type="string">
            <text:p>2023-01-08 15:49:11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0581" calcext:value-type="float">
            <text:p>10,150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9375" calcext:value-type="float">
            <text:p>137,9375</text:p>
          </table:table-cell>
          <table:table-cell/>
          <table:table-cell table:formula="of:=SUM([.B27:.G27])" office:value-type="float" office:value="148.353706" calcext:value-type="float">
            <text:p>148,353706</text:p>
          </table:table-cell>
        </table:table-row>
        <table:table-row table:style-name="ro1">
          <table:table-cell office:value-type="string" calcext:value-type="string">
            <text:p>2023-01-08 15:49:10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0581" calcext:value-type="float">
            <text:p>10,150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9375" calcext:value-type="float">
            <text:p>137,9375</text:p>
          </table:table-cell>
          <table:table-cell/>
          <table:table-cell table:formula="of:=SUM([.B28:.G28])" office:value-type="float" office:value="148.353706" calcext:value-type="float">
            <text:p>148,353706</text:p>
          </table:table-cell>
        </table:table-row>
        <table:table-row table:style-name="ro1">
          <table:table-cell office:value-type="string" calcext:value-type="string">
            <text:p>2023-01-08 15:49:09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0581" calcext:value-type="float">
            <text:p>10,150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9375" calcext:value-type="float">
            <text:p>137,9375</text:p>
          </table:table-cell>
          <table:table-cell/>
          <table:table-cell table:formula="of:=SUM([.B29:.G29])" office:value-type="float" office:value="148.353706" calcext:value-type="float">
            <text:p>148,353706</text:p>
          </table:table-cell>
        </table:table-row>
        <table:table-row table:style-name="ro1">
          <table:table-cell office:value-type="string" calcext:value-type="string">
            <text:p>2023-01-08 15:49:08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0581" calcext:value-type="float">
            <text:p>10,150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9375" calcext:value-type="float">
            <text:p>137,9375</text:p>
          </table:table-cell>
          <table:table-cell/>
          <table:table-cell table:formula="of:=SUM([.B30:.G30])" office:value-type="float" office:value="148.353706" calcext:value-type="float">
            <text:p>148,353706</text:p>
          </table:table-cell>
        </table:table-row>
        <table:table-row table:style-name="ro1">
          <table:table-cell office:value-type="string" calcext:value-type="string">
            <text:p>2023-01-08 15:49:07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50581" calcext:value-type="float">
            <text:p>10,150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9375" calcext:value-type="float">
            <text:p>137,9375</text:p>
          </table:table-cell>
          <table:table-cell/>
          <table:table-cell table:formula="of:=SUM([.B31:.G31])" office:value-type="float" office:value="148.353706" calcext:value-type="float">
            <text:p>148,353706</text:p>
          </table:table-cell>
        </table:table-row>
        <table:table-row table:style-name="ro1">
          <table:table-cell office:value-type="string" calcext:value-type="string">
            <text:p>2023-01-08 15:49:06</text:p>
          </table:table-cell>
          <table:table-cell office:value-type="float" office:value="169.4297" calcext:value-type="float">
            <text:p>169,4297</text:p>
          </table:table-cell>
          <table:table-cell office:value-type="float" office:value="4.359375" calcext:value-type="float">
            <text:p>4,359375</text:p>
          </table:table-cell>
          <table:table-cell office:value-type="float" office:value="13.001472" calcext:value-type="float">
            <text:p>13,00147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7.96875" calcext:value-type="float">
            <text:p>137,96875</text:p>
          </table:table-cell>
          <table:table-cell/>
          <table:table-cell table:formula="of:=SUM([.B32:.G32])" office:value-type="float" office:value="368.759297" calcext:value-type="float">
            <text:p>368,759297</text:p>
          </table:table-cell>
        </table:table-row>
        <table:table-row table:style-name="ro1">
          <table:table-cell office:value-type="string" calcext:value-type="string">
            <text:p>2023-01-08 15:49:05</text:p>
          </table:table-cell>
          <table:table-cell office:value-type="float" office:value="146.42969" calcext:value-type="float">
            <text:p>146,42969</text:p>
          </table:table-cell>
          <table:table-cell office:value-type="float" office:value="4.359375" calcext:value-type="float">
            <text:p>4,359375</text:p>
          </table:table-cell>
          <table:table-cell office:value-type="float" office:value="68.75195" calcext:value-type="float">
            <text:p>68,7519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9.71094" calcext:value-type="float">
            <text:p>139,71094</text:p>
          </table:table-cell>
          <table:table-cell/>
          <table:table-cell table:formula="of:=SUM([.B33:.G33])" office:value-type="float" office:value="401.251955" calcext:value-type="float">
            <text:p>401,251955</text:p>
          </table:table-cell>
        </table:table-row>
        <table:table-row table:style-name="ro1">
          <table:table-cell office:value-type="string" calcext:value-type="string">
            <text:p>2023-01-08 15:49:04</text:p>
          </table:table-cell>
          <table:table-cell office:value-type="float" office:value="86.34375" calcext:value-type="float">
            <text:p>86,34375</text:p>
          </table:table-cell>
          <table:table-cell office:value-type="float" office:value="4.375" calcext:value-type="float">
            <text:p>4,375</text:p>
          </table:table-cell>
          <table:table-cell office:value-type="float" office:value="50.06287" calcext:value-type="float">
            <text:p>50,0628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8.75391" calcext:value-type="float">
            <text:p>138,75391</text:p>
          </table:table-cell>
          <table:table-cell/>
          <table:table-cell table:formula="of:=SUM([.B34:.G34])" office:value-type="float" office:value="311.53553" calcext:value-type="float">
            <text:p>311,53553</text:p>
          </table:table-cell>
        </table:table-row>
        <table:table-row table:style-name="ro1">
          <table:table-cell office:value-type="string" calcext:value-type="string">
            <text:p>2023-01-08 15:49:03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32324" calcext:value-type="float">
            <text:p>10,132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.09766" calcext:value-type="float">
            <text:p>130,09766</text:p>
          </table:table-cell>
          <table:table-cell/>
          <table:table-cell table:formula="of:=SUM([.B35:.G35])" office:value-type="float" office:value="140.495609" calcext:value-type="float">
            <text:p>140,495609</text:p>
          </table:table-cell>
        </table:table-row>
        <table:table-row table:style-name="ro1">
          <table:table-cell office:value-type="string" calcext:value-type="string">
            <text:p>2023-01-08 15:49:02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32324" calcext:value-type="float">
            <text:p>10,132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.09766" calcext:value-type="float">
            <text:p>130,09766</text:p>
          </table:table-cell>
          <table:table-cell/>
          <table:table-cell table:formula="of:=SUM([.B36:.G36])" office:value-type="float" office:value="140.495609" calcext:value-type="float">
            <text:p>140,495609</text:p>
          </table:table-cell>
        </table:table-row>
        <table:table-row table:style-name="ro1">
          <table:table-cell office:value-type="string" calcext:value-type="string">
            <text:p>2023-01-08 15:49:01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32324" calcext:value-type="float">
            <text:p>10,132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.09766" calcext:value-type="float">
            <text:p>130,09766</text:p>
          </table:table-cell>
          <table:table-cell/>
          <table:table-cell table:formula="of:=SUM([.B37:.G37])" office:value-type="float" office:value="140.495609" calcext:value-type="float">
            <text:p>140,495609</text:p>
          </table:table-cell>
        </table:table-row>
        <table:table-row table:style-name="ro1">
          <table:table-cell office:value-type="string" calcext:value-type="string">
            <text:p>2023-01-08 15:49:00</text:p>
          </table:table-cell>
          <table:table-cell office:value-type="float" office:value="172.0508" calcext:value-type="float">
            <text:p>172,0508</text:p>
          </table:table-cell>
          <table:table-cell office:value-type="float" office:value="4.390625" calcext:value-type="float">
            <text:p>4,390625</text:p>
          </table:table-cell>
          <table:table-cell office:value-type="float" office:value="44.1926" calcext:value-type="float">
            <text:p>44,192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0.12891" calcext:value-type="float">
            <text:p>130,12891</text:p>
          </table:table-cell>
          <table:table-cell/>
          <table:table-cell table:formula="of:=SUM([.B38:.G38])" office:value-type="float" office:value="392.762935" calcext:value-type="float">
            <text:p>392,762935</text:p>
          </table:table-cell>
        </table:table-row>
        <table:table-row table:style-name="ro1">
          <table:table-cell office:value-type="string" calcext:value-type="string">
            <text:p>2023-01-08 15:48:59</text:p>
          </table:table-cell>
          <table:table-cell office:value-type="float" office:value="132.11719" calcext:value-type="float">
            <text:p>132,11719</text:p>
          </table:table-cell>
          <table:table-cell office:value-type="float" office:value="4.375" calcext:value-type="float">
            <text:p>4,375</text:p>
          </table:table-cell>
          <table:table-cell office:value-type="float" office:value="68.80201" calcext:value-type="float">
            <text:p>68,8020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5.25781" calcext:value-type="float">
            <text:p>135,25781</text:p>
          </table:table-cell>
          <table:table-cell/>
          <table:table-cell table:formula="of:=SUM([.B39:.G39])" office:value-type="float" office:value="380.55201" calcext:value-type="float">
            <text:p>380,55201</text:p>
          </table:table-cell>
        </table:table-row>
        <table:table-row table:style-name="ro1">
          <table:table-cell office:value-type="string" calcext:value-type="string">
            <text:p>2023-01-08 15:48:58</text:p>
          </table:table-cell>
          <table:table-cell office:value-type="float" office:value="37.31641" calcext:value-type="float">
            <text:p>37,31641</text:p>
          </table:table-cell>
          <table:table-cell office:value-type="float" office:value="0.921875" calcext:value-type="float">
            <text:p>0,921875</text:p>
          </table:table-cell>
          <table:table-cell office:value-type="float" office:value="15.934128" calcext:value-type="float">
            <text:p>15,93412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4.63672" calcext:value-type="float">
            <text:p>124,63672</text:p>
          </table:table-cell>
          <table:table-cell/>
          <table:table-cell table:formula="of:=SUM([.B40:.G40])" office:value-type="float" office:value="196.809133" calcext:value-type="float">
            <text:p>196,809133</text:p>
          </table:table-cell>
        </table:table-row>
        <table:table-row table:style-name="ro1">
          <table:table-cell office:value-type="string" calcext:value-type="string">
            <text:p>2023-01-08 15:48:57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12938" calcext:value-type="float">
            <text:p>10,112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60547" calcext:value-type="float">
            <text:p>124,60547</text:p>
          </table:table-cell>
          <table:table-cell/>
          <table:table-cell table:formula="of:=SUM([.B41:.G41])" office:value-type="float" office:value="134.9801268" calcext:value-type="float">
            <text:p>134,9801268</text:p>
          </table:table-cell>
        </table:table-row>
        <table:table-row table:style-name="ro1">
          <table:table-cell office:value-type="string" calcext:value-type="string">
            <text:p>2023-01-08 15:48:56</text:p>
          </table:table-cell>
          <table:table-cell office:value-type="float" office:value="0.2460938" calcext:value-type="float">
            <text:p>0,24609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112938" calcext:value-type="float">
            <text:p>10,112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60547" calcext:value-type="float">
            <text:p>124,60547</text:p>
          </table:table-cell>
          <table:table-cell/>
          <table:table-cell table:formula="of:=SUM([.B42:.G42])" office:value-type="float" office:value="134.9801268" calcext:value-type="float">
            <text:p>134,9801268</text:p>
          </table:table-cell>
        </table:table-row>
        <table:table-row table:style-name="ro1">
          <table:table-cell office:value-type="string" calcext:value-type="string">
            <text:p>2023-01-08 15:48:55</text:p>
          </table:table-cell>
          <table:table-cell office:value-type="float" office:value="162.12891" calcext:value-type="float">
            <text:p>162,12891</text:p>
          </table:table-cell>
          <table:table-cell office:value-type="float" office:value="4.34375" calcext:value-type="float">
            <text:p>4,34375</text:p>
          </table:table-cell>
          <table:table-cell office:value-type="float" office:value="48.44174" calcext:value-type="float">
            <text:p>48,4417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4.63672" calcext:value-type="float">
            <text:p>124,63672</text:p>
          </table:table-cell>
          <table:table-cell/>
          <table:table-cell table:formula="of:=SUM([.B43:.G43])" office:value-type="float" office:value="373.55112" calcext:value-type="float">
            <text:p>373,55112</text:p>
          </table:table-cell>
        </table:table-row>
        <table:table-row table:style-name="ro1">
          <table:table-cell office:value-type="string" calcext:value-type="string">
            <text:p>2023-01-08 15:48:54</text:p>
          </table:table-cell>
          <table:table-cell office:value-type="float" office:value="104.86719" calcext:value-type="float">
            <text:p>104,86719</text:p>
          </table:table-cell>
          <table:table-cell office:value-type="float" office:value="4.34375" calcext:value-type="float">
            <text:p>4,34375</text:p>
          </table:table-cell>
          <table:table-cell office:value-type="float" office:value="68.70361" calcext:value-type="float">
            <text:p>68,7036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6.22656" calcext:value-type="float">
            <text:p>126,22656</text:p>
          </table:table-cell>
          <table:table-cell/>
          <table:table-cell table:formula="of:=SUM([.B44:.G44])" office:value-type="float" office:value="334.14111" calcext:value-type="float">
            <text:p>334,14111</text:p>
          </table:table-cell>
        </table:table-row>
        <table:table-row table:style-name="ro1">
          <table:table-cell office:value-type="string" calcext:value-type="string">
            <text:p>2023-01-08 15:48:53</text:p>
          </table:table-cell>
          <table:table-cell office:value-type="float" office:value="27.15234" calcext:value-type="float">
            <text:p>27,15234</text:p>
          </table:table-cell>
          <table:table-cell office:value-type="float" office:value="0.640625" calcext:value-type="float">
            <text:p>0,640625</text:p>
          </table:table-cell>
          <table:table-cell office:value-type="float" office:value="13.550819" calcext:value-type="float">
            <text:p>13,5508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3.6875" calcext:value-type="float">
            <text:p>113,6875</text:p>
          </table:table-cell>
          <table:table-cell/>
          <table:table-cell table:formula="of:=SUM([.B45:.G45])" office:value-type="float" office:value="167.031284" calcext:value-type="float">
            <text:p>167,031284</text:p>
          </table:table-cell>
        </table:table-row>
        <table:table-row table:style-name="ro1">
          <table:table-cell office:value-type="string" calcext:value-type="string">
            <text:p>2023-01-08 15:48:52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097504" calcext:value-type="float">
            <text:p>10,097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65625" calcext:value-type="float">
            <text:p>113,65625</text:p>
          </table:table-cell>
          <table:table-cell/>
          <table:table-cell table:formula="of:=SUM([.B46:.G46])" office:value-type="float" office:value="124.019379" calcext:value-type="float">
            <text:p>124,019379</text:p>
          </table:table-cell>
        </table:table-row>
        <table:table-row table:style-name="ro1">
          <table:table-cell office:value-type="string" calcext:value-type="string">
            <text:p>2023-01-08 15:48:51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097504" calcext:value-type="float">
            <text:p>10,097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65625" calcext:value-type="float">
            <text:p>113,65625</text:p>
          </table:table-cell>
          <table:table-cell/>
          <table:table-cell table:formula="of:=SUM([.B47:.G47])" office:value-type="float" office:value="124.019379" calcext:value-type="float">
            <text:p>124,019379</text:p>
          </table:table-cell>
        </table:table-row>
        <table:table-row table:style-name="ro1">
          <table:table-cell office:value-type="string" calcext:value-type="string">
            <text:p>2023-01-08 15:48:50</text:p>
          </table:table-cell>
          <table:table-cell office:value-type="float" office:value="155.70703" calcext:value-type="float">
            <text:p>155,70703</text:p>
          </table:table-cell>
          <table:table-cell office:value-type="float" office:value="4.375" calcext:value-type="float">
            <text:p>4,375</text:p>
          </table:table-cell>
          <table:table-cell office:value-type="float" office:value="32.89935" calcext:value-type="float">
            <text:p>32,8993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3.6875" calcext:value-type="float">
            <text:p>113,6875</text:p>
          </table:table-cell>
          <table:table-cell/>
          <table:table-cell table:formula="of:=SUM([.B48:.G48])" office:value-type="float" office:value="332.66888" calcext:value-type="float">
            <text:p>332,66888</text:p>
          </table:table-cell>
        </table:table-row>
        <table:table-row table:style-name="ro1">
          <table:table-cell office:value-type="string" calcext:value-type="string">
            <text:p>2023-01-08 15:48:49</text:p>
          </table:table-cell>
          <table:table-cell office:value-type="float" office:value="129.35547" calcext:value-type="float">
            <text:p>129,35547</text:p>
          </table:table-cell>
          <table:table-cell office:value-type="float" office:value="4.375" calcext:value-type="float">
            <text:p>4,375</text:p>
          </table:table-cell>
          <table:table-cell office:value-type="float" office:value="68.62254" calcext:value-type="float">
            <text:p>68,6225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.94922" calcext:value-type="float">
            <text:p>113,94922</text:p>
          </table:table-cell>
          <table:table-cell/>
          <table:table-cell table:formula="of:=SUM([.B49:.G49])" office:value-type="float" office:value="340.30223" calcext:value-type="float">
            <text:p>340,30223</text:p>
          </table:table-cell>
        </table:table-row>
        <table:table-row table:style-name="ro1">
          <table:table-cell office:value-type="string" calcext:value-type="string">
            <text:p>2023-01-08 15:48:48</text:p>
          </table:table-cell>
          <table:table-cell office:value-type="float" office:value="55.92969" calcext:value-type="float">
            <text:p>55,92969</text:p>
          </table:table-cell>
          <table:table-cell office:value-type="float" office:value="1.671875" calcext:value-type="float">
            <text:p>1,671875</text:p>
          </table:table-cell>
          <table:table-cell office:value-type="float" office:value="22.30666" calcext:value-type="float">
            <text:p>22,3066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.23047" calcext:value-type="float">
            <text:p>103,23047</text:p>
          </table:table-cell>
          <table:table-cell/>
          <table:table-cell table:formula="of:=SUM([.B50:.G50])" office:value-type="float" office:value="207.138695" calcext:value-type="float">
            <text:p>207,138695</text:p>
          </table:table-cell>
        </table:table-row>
        <table:table-row table:style-name="ro1">
          <table:table-cell office:value-type="string" calcext:value-type="string">
            <text:p>2023-01-08 15:48:47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077553" calcext:value-type="float">
            <text:p>10,077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30078" calcext:value-type="float">
            <text:p>102,30078</text:p>
          </table:table-cell>
          <table:table-cell/>
          <table:table-cell table:formula="of:=SUM([.B51:.G51])" office:value-type="float" office:value="112.643958" calcext:value-type="float">
            <text:p>112,643958</text:p>
          </table:table-cell>
        </table:table-row>
        <table:table-row table:style-name="ro1">
          <table:table-cell office:value-type="string" calcext:value-type="string">
            <text:p>2023-01-08 15:48:46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077553" calcext:value-type="float">
            <text:p>10,077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30078" calcext:value-type="float">
            <text:p>102,30078</text:p>
          </table:table-cell>
          <table:table-cell/>
          <table:table-cell table:formula="of:=SUM([.B52:.G52])" office:value-type="float" office:value="112.643958" calcext:value-type="float">
            <text:p>112,643958</text:p>
          </table:table-cell>
        </table:table-row>
        <table:table-row table:style-name="ro1">
          <table:table-cell office:value-type="string" calcext:value-type="string">
            <text:p>2023-01-08 15:48:45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077553" calcext:value-type="float">
            <text:p>10,077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30078" calcext:value-type="float">
            <text:p>102,30078</text:p>
          </table:table-cell>
          <table:table-cell/>
          <table:table-cell table:formula="of:=SUM([.B53:.G53])" office:value-type="float" office:value="112.643958" calcext:value-type="float">
            <text:p>112,643958</text:p>
          </table:table-cell>
        </table:table-row>
        <table:table-row table:style-name="ro1">
          <table:table-cell office:value-type="string" calcext:value-type="string">
            <text:p>2023-01-08 15:48:44</text:p>
          </table:table-cell>
          <table:table-cell office:value-type="float" office:value="194.9531" calcext:value-type="float">
            <text:p>194,9531</text:p>
          </table:table-cell>
          <table:table-cell office:value-type="float" office:value="4.390625" calcext:value-type="float">
            <text:p>4,390625</text:p>
          </table:table-cell>
          <table:table-cell office:value-type="float" office:value="29.50262" calcext:value-type="float">
            <text:p>29,5026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2.33203" calcext:value-type="float">
            <text:p>102,33203</text:p>
          </table:table-cell>
          <table:table-cell/>
          <table:table-cell table:formula="of:=SUM([.B54:.G54])" office:value-type="float" office:value="359.178375" calcext:value-type="float">
            <text:p>359,178375</text:p>
          </table:table-cell>
        </table:table-row>
        <table:table-row table:style-name="ro1">
          <table:table-cell office:value-type="string" calcext:value-type="string">
            <text:p>2023-01-08 15:48:43</text:p>
          </table:table-cell>
          <table:table-cell office:value-type="float" office:value="163.54297" calcext:value-type="float">
            <text:p>163,54297</text:p>
          </table:table-cell>
          <table:table-cell office:value-type="float" office:value="4.40625" calcext:value-type="float">
            <text:p>4,40625</text:p>
          </table:table-cell>
          <table:table-cell office:value-type="float" office:value="68.70216" calcext:value-type="float">
            <text:p>68,702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2.66016" calcext:value-type="float">
            <text:p>102,66016</text:p>
          </table:table-cell>
          <table:table-cell/>
          <table:table-cell table:formula="of:=SUM([.B55:.G55])" office:value-type="float" office:value="363.31154" calcext:value-type="float">
            <text:p>363,31154</text:p>
          </table:table-cell>
        </table:table-row>
        <table:table-row table:style-name="ro1">
          <table:table-cell office:value-type="string" calcext:value-type="string">
            <text:p>2023-01-08 15:48:42</text:p>
          </table:table-cell>
          <table:table-cell office:value-type="float" office:value="85.39844" calcext:value-type="float">
            <text:p>85,39844</text:p>
          </table:table-cell>
          <table:table-cell office:value-type="float" office:value="3.265625" calcext:value-type="float">
            <text:p>3,265625</text:p>
          </table:table-cell>
          <table:table-cell office:value-type="float" office:value="31.22609" calcext:value-type="float">
            <text:p>31,2260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3.0625" calcext:value-type="float">
            <text:p>93,0625</text:p>
          </table:table-cell>
          <table:table-cell/>
          <table:table-cell table:formula="of:=SUM([.B56:.G56])" office:value-type="float" office:value="232.952655" calcext:value-type="float">
            <text:p>232,952655</text:p>
          </table:table-cell>
        </table:table-row>
        <table:table-row table:style-name="ro1">
          <table:table-cell office:value-type="string" calcext:value-type="string">
            <text:p>2023-01-08 15:48:41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051956" calcext:value-type="float">
            <text:p>10,051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26562" calcext:value-type="float">
            <text:p>88,26562</text:p>
          </table:table-cell>
          <table:table-cell/>
          <table:table-cell table:formula="of:=SUM([.B57:.G57])" office:value-type="float" office:value="98.583201" calcext:value-type="float">
            <text:p>98,583201</text:p>
          </table:table-cell>
        </table:table-row>
        <table:table-row table:style-name="ro1">
          <table:table-cell office:value-type="string" calcext:value-type="string">
            <text:p>2023-01-08 15:48:40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051956" calcext:value-type="float">
            <text:p>10,051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26562" calcext:value-type="float">
            <text:p>88,26562</text:p>
          </table:table-cell>
          <table:table-cell/>
          <table:table-cell table:formula="of:=SUM([.B58:.G58])" office:value-type="float" office:value="98.583201" calcext:value-type="float">
            <text:p>98,583201</text:p>
          </table:table-cell>
        </table:table-row>
        <table:table-row table:style-name="ro1">
          <table:table-cell office:value-type="string" calcext:value-type="string">
            <text:p>2023-01-08 15:48:39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051956" calcext:value-type="float">
            <text:p>10,051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26562" calcext:value-type="float">
            <text:p>88,26562</text:p>
          </table:table-cell>
          <table:table-cell/>
          <table:table-cell table:formula="of:=SUM([.B59:.G59])" office:value-type="float" office:value="98.583201" calcext:value-type="float">
            <text:p>98,583201</text:p>
          </table:table-cell>
        </table:table-row>
        <table:table-row table:style-name="ro1">
          <table:table-cell office:value-type="string" calcext:value-type="string">
            <text:p>2023-01-08 15:48:38</text:p>
          </table:table-cell>
          <table:table-cell office:value-type="float" office:value="166.20703" calcext:value-type="float">
            <text:p>166,20703</text:p>
          </table:table-cell>
          <table:table-cell office:value-type="float" office:value="4.390625" calcext:value-type="float">
            <text:p>4,390625</text:p>
          </table:table-cell>
          <table:table-cell office:value-type="float" office:value="53.60912" calcext:value-type="float">
            <text:p>53,609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8.28125" calcext:value-type="float">
            <text:p>88,28125</text:p>
          </table:table-cell>
          <table:table-cell/>
          <table:table-cell table:formula="of:=SUM([.B60:.G60])" office:value-type="float" office:value="332.488025" calcext:value-type="float">
            <text:p>332,488025</text:p>
          </table:table-cell>
        </table:table-row>
        <table:table-row table:style-name="ro1">
          <table:table-cell office:value-type="string" calcext:value-type="string">
            <text:p>2023-01-08 15:48:37</text:p>
          </table:table-cell>
          <table:table-cell office:value-type="float" office:value="106.29297" calcext:value-type="float">
            <text:p>106,29297</text:p>
          </table:table-cell>
          <table:table-cell office:value-type="float" office:value="4.375" calcext:value-type="float">
            <text:p>4,375</text:p>
          </table:table-cell>
          <table:table-cell office:value-type="float" office:value="68.66988" calcext:value-type="float">
            <text:p>68,669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8.34766" calcext:value-type="float">
            <text:p>88,34766</text:p>
          </table:table-cell>
          <table:table-cell/>
          <table:table-cell table:formula="of:=SUM([.B61:.G61])" office:value-type="float" office:value="275.68551" calcext:value-type="float">
            <text:p>275,68551</text:p>
          </table:table-cell>
        </table:table-row>
        <table:table-row table:style-name="ro1">
          <table:table-cell office:value-type="string" calcext:value-type="string">
            <text:p>2023-01-08 15:48:36</text:p>
          </table:table-cell>
          <table:table-cell office:value-type="float" office:value="15.875" calcext:value-type="float">
            <text:p>15,875</text:p>
          </table:table-cell>
          <table:table-cell office:value-type="float" office:value="0.3125" calcext:value-type="float">
            <text:p>0,3125</text:p>
          </table:table-cell>
          <table:table-cell office:value-type="float" office:value="10.263466" calcext:value-type="float">
            <text:p>10,2634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9.77344" calcext:value-type="float">
            <text:p>79,77344</text:p>
          </table:table-cell>
          <table:table-cell/>
          <table:table-cell table:formula="of:=SUM([.B62:.G62])" office:value-type="float" office:value="110.224406" calcext:value-type="float">
            <text:p>110,224406</text:p>
          </table:table-cell>
        </table:table-row>
        <table:table-row table:style-name="ro1">
          <table:table-cell office:value-type="string" calcext:value-type="string">
            <text:p>2023-01-08 15:48:35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043861" calcext:value-type="float">
            <text:p>10,043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74219" calcext:value-type="float">
            <text:p>79,74219</text:p>
          </table:table-cell>
          <table:table-cell/>
          <table:table-cell table:formula="of:=SUM([.B63:.G63])" office:value-type="float" office:value="90.051676" calcext:value-type="float">
            <text:p>90,051676</text:p>
          </table:table-cell>
        </table:table-row>
        <table:table-row table:style-name="ro1">
          <table:table-cell office:value-type="string" calcext:value-type="string">
            <text:p>2023-01-08 15:48:34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043861" calcext:value-type="float">
            <text:p>10,043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74219" calcext:value-type="float">
            <text:p>79,74219</text:p>
          </table:table-cell>
          <table:table-cell/>
          <table:table-cell table:formula="of:=SUM([.B64:.G64])" office:value-type="float" office:value="90.051676" calcext:value-type="float">
            <text:p>90,051676</text:p>
          </table:table-cell>
        </table:table-row>
        <table:table-row table:style-name="ro1">
          <table:table-cell office:value-type="string" calcext:value-type="string">
            <text:p>2023-01-08 15:48:33</text:p>
          </table:table-cell>
          <table:table-cell office:value-type="float" office:value="162.83984" calcext:value-type="float">
            <text:p>162,83984</text:p>
          </table:table-cell>
          <table:table-cell office:value-type="float" office:value="4.375" calcext:value-type="float">
            <text:p>4,375</text:p>
          </table:table-cell>
          <table:table-cell office:value-type="float" office:value="17.52991" calcext:value-type="float">
            <text:p>17,5299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9.77344" calcext:value-type="float">
            <text:p>79,77344</text:p>
          </table:table-cell>
          <table:table-cell/>
          <table:table-cell table:formula="of:=SUM([.B65:.G65])" office:value-type="float" office:value="276.51819" calcext:value-type="float">
            <text:p>276,51819</text:p>
          </table:table-cell>
        </table:table-row>
        <table:table-row table:style-name="ro1">
          <table:table-cell office:value-type="string" calcext:value-type="string">
            <text:p>2023-01-08 15:48:32</text:p>
          </table:table-cell>
          <table:table-cell office:value-type="float" office:value="147.14062" calcext:value-type="float">
            <text:p>147,14062</text:p>
          </table:table-cell>
          <table:table-cell office:value-type="float" office:value="4.375" calcext:value-type="float">
            <text:p>4,375</text:p>
          </table:table-cell>
          <table:table-cell office:value-type="float" office:value="68.67409" calcext:value-type="float">
            <text:p>68,674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.26953" calcext:value-type="float">
            <text:p>80,26953</text:p>
          </table:table-cell>
          <table:table-cell/>
          <table:table-cell table:formula="of:=SUM([.B66:.G66])" office:value-type="float" office:value="308.45924" calcext:value-type="float">
            <text:p>308,45924</text:p>
          </table:table-cell>
        </table:table-row>
        <table:table-row table:style-name="ro1">
          <table:table-cell office:value-type="string" calcext:value-type="string">
            <text:p>2023-01-08 15:48:31</text:p>
          </table:table-cell>
          <table:table-cell office:value-type="float" office:value="82.5625" calcext:value-type="float">
            <text:p>82,5625</text:p>
          </table:table-cell>
          <table:table-cell office:value-type="float" office:value="4.375" calcext:value-type="float">
            <text:p>4,375</text:p>
          </table:table-cell>
          <table:table-cell office:value-type="float" office:value="42.62536" calcext:value-type="float">
            <text:p>42,625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8.47656" calcext:value-type="float">
            <text:p>78,47656</text:p>
          </table:table-cell>
          <table:table-cell/>
          <table:table-cell table:formula="of:=SUM([.B67:.G67])" office:value-type="float" office:value="214.03942" calcext:value-type="float">
            <text:p>214,03942</text:p>
          </table:table-cell>
        </table:table-row>
        <table:table-row table:style-name="ro1">
          <table:table-cell office:value-type="string" calcext:value-type="string">
            <text:p>2023-01-08 15:48:30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042542" calcext:value-type="float">
            <text:p>10,042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0625" calcext:value-type="float">
            <text:p>75,0625</text:p>
          </table:table-cell>
          <table:table-cell/>
          <table:table-cell table:formula="of:=SUM([.B68:.G68])" office:value-type="float" office:value="85.370667" calcext:value-type="float">
            <text:p>85,370667</text:p>
          </table:table-cell>
        </table:table-row>
        <table:table-row table:style-name="ro1">
          <table:table-cell office:value-type="string" calcext:value-type="string">
            <text:p>2023-01-08 15:48:29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042542" calcext:value-type="float">
            <text:p>10,042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0625" calcext:value-type="float">
            <text:p>75,0625</text:p>
          </table:table-cell>
          <table:table-cell/>
          <table:table-cell table:formula="of:=SUM([.B69:.G69])" office:value-type="float" office:value="85.370667" calcext:value-type="float">
            <text:p>85,370667</text:p>
          </table:table-cell>
        </table:table-row>
        <table:table-row table:style-name="ro1">
          <table:table-cell office:value-type="string" calcext:value-type="string">
            <text:p>2023-01-08 15:48:28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042542" calcext:value-type="float">
            <text:p>10,042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0625" calcext:value-type="float">
            <text:p>75,0625</text:p>
          </table:table-cell>
          <table:table-cell/>
          <table:table-cell table:formula="of:=SUM([.B70:.G70])" office:value-type="float" office:value="85.370667" calcext:value-type="float">
            <text:p>85,370667</text:p>
          </table:table-cell>
        </table:table-row>
        <table:table-row table:style-name="ro1">
          <table:table-cell office:value-type="string" calcext:value-type="string">
            <text:p>2023-01-08 15:48:27</text:p>
          </table:table-cell>
          <table:table-cell office:value-type="float" office:value="157.72656" calcext:value-type="float">
            <text:p>157,72656</text:p>
          </table:table-cell>
          <table:table-cell office:value-type="float" office:value="4.375" calcext:value-type="float">
            <text:p>4,375</text:p>
          </table:table-cell>
          <table:table-cell office:value-type="float" office:value="68.67242" calcext:value-type="float">
            <text:p>68,672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5.65625" calcext:value-type="float">
            <text:p>75,65625</text:p>
          </table:table-cell>
          <table:table-cell/>
          <table:table-cell table:formula="of:=SUM([.B71:.G71])" office:value-type="float" office:value="312.43023" calcext:value-type="float">
            <text:p>312,43023</text:p>
          </table:table-cell>
        </table:table-row>
        <table:table-row table:style-name="ro1">
          <table:table-cell office:value-type="string" calcext:value-type="string">
            <text:p>2023-01-08 15:48:26</text:p>
          </table:table-cell>
          <table:table-cell office:value-type="float" office:value="77.9375" calcext:value-type="float">
            <text:p>77,9375</text:p>
          </table:table-cell>
          <table:table-cell office:value-type="float" office:value="4.375" calcext:value-type="float">
            <text:p>4,375</text:p>
          </table:table-cell>
          <table:table-cell office:value-type="float" office:value="61.10171" calcext:value-type="float">
            <text:p>61,101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4.05469" calcext:value-type="float">
            <text:p>74,05469</text:p>
          </table:table-cell>
          <table:table-cell/>
          <table:table-cell table:formula="of:=SUM([.B72:.G72])" office:value-type="float" office:value="219.4689" calcext:value-type="float">
            <text:p>219,4689</text:p>
          </table:table-cell>
        </table:table-row>
        <table:table-row table:style-name="ro1">
          <table:table-cell office:value-type="string" calcext:value-type="string">
            <text:p>2023-01-08 15:48:25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042351" calcext:value-type="float">
            <text:p>10,042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05078" calcext:value-type="float">
            <text:p>56,05078</text:p>
          </table:table-cell>
          <table:table-cell/>
          <table:table-cell table:formula="of:=SUM([.B73:.G73])" office:value-type="float" office:value="66.358756" calcext:value-type="float">
            <text:p>66,358756</text:p>
          </table:table-cell>
        </table:table-row>
        <table:table-row table:style-name="ro1">
          <table:table-cell office:value-type="string" calcext:value-type="string">
            <text:p>2023-01-08 15:48:24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042351" calcext:value-type="float">
            <text:p>10,042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05078" calcext:value-type="float">
            <text:p>56,05078</text:p>
          </table:table-cell>
          <table:table-cell/>
          <table:table-cell table:formula="of:=SUM([.B74:.G74])" office:value-type="float" office:value="66.358756" calcext:value-type="float">
            <text:p>66,358756</text:p>
          </table:table-cell>
        </table:table-row>
        <table:table-row table:style-name="ro1">
          <table:table-cell office:value-type="string" calcext:value-type="string">
            <text:p>2023-01-08 15:48:23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0.042351" calcext:value-type="float">
            <text:p>10,042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05078" calcext:value-type="float">
            <text:p>56,05078</text:p>
          </table:table-cell>
          <table:table-cell/>
          <table:table-cell table:formula="of:=SUM([.B75:.G75])" office:value-type="float" office:value="66.358756" calcext:value-type="float">
            <text:p>66,358756</text:p>
          </table:table-cell>
        </table:table-row>
        <table:table-row table:style-name="ro1">
          <table:table-cell office:value-type="string" calcext:value-type="string">
            <text:p>2023-01-08 15:48:22</text:p>
          </table:table-cell>
          <table:table-cell office:value-type="float" office:value="164.80469" calcext:value-type="float">
            <text:p>164,80469</text:p>
          </table:table-cell>
          <table:table-cell office:value-type="float" office:value="4.375" calcext:value-type="float">
            <text:p>4,375</text:p>
          </table:table-cell>
          <table:table-cell office:value-type="float" office:value="67.87605" calcext:value-type="float">
            <text:p>67,876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.26172" calcext:value-type="float">
            <text:p>55,26172</text:p>
          </table:table-cell>
          <table:table-cell/>
          <table:table-cell table:formula="of:=SUM([.B76:.G76])" office:value-type="float" office:value="294.31746" calcext:value-type="float">
            <text:p>294,31746</text:p>
          </table:table-cell>
        </table:table-row>
        <table:table-row table:style-name="ro1">
          <table:table-cell office:value-type="string" calcext:value-type="string">
            <text:p>2023-01-08 15:48:21</text:p>
          </table:table-cell>
          <table:table-cell office:value-type="float" office:value="84.10547" calcext:value-type="float">
            <text:p>84,10547</text:p>
          </table:table-cell>
          <table:table-cell office:value-type="float" office:value="4.359375" calcext:value-type="float">
            <text:p>4,359375</text:p>
          </table:table-cell>
          <table:table-cell office:value-type="float" office:value="67.88083" calcext:value-type="float">
            <text:p>67,880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.69922" calcext:value-type="float">
            <text:p>54,69922</text:p>
          </table:table-cell>
          <table:table-cell/>
          <table:table-cell table:formula="of:=SUM([.B77:.G77])" office:value-type="float" office:value="213.044895" calcext:value-type="float">
            <text:p>213,044895</text:p>
          </table:table-cell>
        </table:table-row>
        <table:table-row table:style-name="ro1">
          <table:table-cell office:value-type="string" calcext:value-type="string">
            <text:p>2023-01-08 15:48:20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9531" calcext:value-type="float">
            <text:p>20,19531</text:p>
          </table:table-cell>
          <table:table-cell/>
          <table:table-cell table:formula="of:=SUM([.B78:.G78])" office:value-type="float" office:value="26.686704" calcext:value-type="float">
            <text:p>26,686704</text:p>
          </table:table-cell>
        </table:table-row>
        <table:table-row table:style-name="ro1">
          <table:table-cell office:value-type="string" calcext:value-type="string">
            <text:p>2023-01-08 15:48:19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9531" calcext:value-type="float">
            <text:p>20,19531</text:p>
          </table:table-cell>
          <table:table-cell/>
          <table:table-cell table:formula="of:=SUM([.B79:.G79])" office:value-type="float" office:value="26.686704" calcext:value-type="float">
            <text:p>26,686704</text:p>
          </table:table-cell>
        </table:table-row>
        <table:table-row table:style-name="ro1">
          <table:table-cell office:value-type="string" calcext:value-type="string">
            <text:p>2023-01-08 15:48:18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9531" calcext:value-type="float">
            <text:p>20,19531</text:p>
          </table:table-cell>
          <table:table-cell/>
          <table:table-cell table:formula="of:=SUM([.B80:.G80])" office:value-type="float" office:value="26.686704" calcext:value-type="float">
            <text:p>26,686704</text:p>
          </table:table-cell>
        </table:table-row>
        <table:table-row table:style-name="ro1">
          <table:table-cell office:value-type="string" calcext:value-type="string">
            <text:p>2023-01-08 15:48:17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4531" calcext:value-type="float">
            <text:p>20,44531</text:p>
          </table:table-cell>
          <table:table-cell/>
          <table:table-cell table:formula="of:=SUM([.B81:.G81])" office:value-type="float" office:value="26.936704" calcext:value-type="float">
            <text:p>26,936704</text:p>
          </table:table-cell>
        </table:table-row>
        <table:table-row table:style-name="ro1">
          <table:table-cell office:value-type="string" calcext:value-type="string">
            <text:p>2023-01-08 15:48:16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4531" calcext:value-type="float">
            <text:p>20,44531</text:p>
          </table:table-cell>
          <table:table-cell/>
          <table:table-cell table:formula="of:=SUM([.B82:.G82])" office:value-type="float" office:value="26.936704" calcext:value-type="float">
            <text:p>26,936704</text:p>
          </table:table-cell>
        </table:table-row>
        <table:table-row table:style-name="ro1">
          <table:table-cell office:value-type="string" calcext:value-type="string">
            <text:p>2023-01-08 15:48:15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4531" calcext:value-type="float">
            <text:p>20,44531</text:p>
          </table:table-cell>
          <table:table-cell/>
          <table:table-cell table:formula="of:=SUM([.B83:.G83])" office:value-type="float" office:value="26.936704" calcext:value-type="float">
            <text:p>26,936704</text:p>
          </table:table-cell>
        </table:table-row>
        <table:table-row table:style-name="ro1">
          <table:table-cell office:value-type="string" calcext:value-type="string">
            <text:p>2023-01-08 15:48:14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4531" calcext:value-type="float">
            <text:p>20,44531</text:p>
          </table:table-cell>
          <table:table-cell/>
          <table:table-cell table:formula="of:=SUM([.B84:.G84])" office:value-type="float" office:value="26.936704" calcext:value-type="float">
            <text:p>26,936704</text:p>
          </table:table-cell>
        </table:table-row>
        <table:table-row table:style-name="ro1">
          <table:table-cell office:value-type="string" calcext:value-type="string">
            <text:p>2023-01-08 15:48:13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4531" calcext:value-type="float">
            <text:p>20,44531</text:p>
          </table:table-cell>
          <table:table-cell/>
          <table:table-cell table:formula="of:=SUM([.B85:.G85])" office:value-type="float" office:value="26.936704" calcext:value-type="float">
            <text:p>26,936704</text:p>
          </table:table-cell>
        </table:table-row>
        <table:table-row table:style-name="ro1">
          <table:table-cell office:value-type="string" calcext:value-type="string">
            <text:p>2023-01-08 15:48:12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4531" calcext:value-type="float">
            <text:p>20,44531</text:p>
          </table:table-cell>
          <table:table-cell/>
          <table:table-cell table:formula="of:=SUM([.B86:.G86])" office:value-type="float" office:value="26.936704" calcext:value-type="float">
            <text:p>26,936704</text:p>
          </table:table-cell>
        </table:table-row>
        <table:table-row table:style-name="ro1">
          <table:table-cell office:value-type="string" calcext:value-type="string">
            <text:p>2023-01-08 15:48:11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4531" calcext:value-type="float">
            <text:p>20,44531</text:p>
          </table:table-cell>
          <table:table-cell/>
          <table:table-cell table:formula="of:=SUM([.B87:.G87])" office:value-type="float" office:value="26.936704" calcext:value-type="float">
            <text:p>26,936704</text:p>
          </table:table-cell>
        </table:table-row>
        <table:table-row table:style-name="ro1">
          <table:table-cell office:value-type="string" calcext:value-type="string">
            <text:p>2023-01-08 15:48:10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4531" calcext:value-type="float">
            <text:p>20,44531</text:p>
          </table:table-cell>
          <table:table-cell/>
          <table:table-cell table:formula="of:=SUM([.B88:.G88])" office:value-type="float" office:value="26.936704" calcext:value-type="float">
            <text:p>26,936704</text:p>
          </table:table-cell>
        </table:table-row>
        <table:table-row table:style-name="ro1">
          <table:table-cell office:value-type="string" calcext:value-type="string">
            <text:p>2023-01-08 15:48:09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4531" calcext:value-type="float">
            <text:p>20,44531</text:p>
          </table:table-cell>
          <table:table-cell/>
          <table:table-cell table:formula="of:=SUM([.B89:.G89])" office:value-type="float" office:value="26.936704" calcext:value-type="float">
            <text:p>26,936704</text:p>
          </table:table-cell>
        </table:table-row>
        <table:table-row table:style-name="ro1">
          <table:table-cell office:value-type="string" calcext:value-type="string">
            <text:p>2023-01-08 15:48:08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4531" calcext:value-type="float">
            <text:p>20,44531</text:p>
          </table:table-cell>
          <table:table-cell/>
          <table:table-cell table:formula="of:=SUM([.B90:.G90])" office:value-type="float" office:value="26.936704" calcext:value-type="float">
            <text:p>26,936704</text:p>
          </table:table-cell>
        </table:table-row>
        <table:table-row table:style-name="ro1">
          <table:table-cell office:value-type="string" calcext:value-type="string">
            <text:p>2023-01-08 15:48:07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4531" calcext:value-type="float">
            <text:p>20,44531</text:p>
          </table:table-cell>
          <table:table-cell/>
          <table:table-cell table:formula="of:=SUM([.B91:.G91])" office:value-type="float" office:value="26.936704" calcext:value-type="float">
            <text:p>26,936704</text:p>
          </table:table-cell>
        </table:table-row>
        <table:table-row table:style-name="ro1">
          <table:table-cell office:value-type="string" calcext:value-type="string">
            <text:p>2023-01-08 15:48:06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4531" calcext:value-type="float">
            <text:p>20,44531</text:p>
          </table:table-cell>
          <table:table-cell/>
          <table:table-cell table:formula="of:=SUM([.B92:.G92])" office:value-type="float" office:value="26.936704" calcext:value-type="float">
            <text:p>26,936704</text:p>
          </table:table-cell>
        </table:table-row>
        <table:table-row table:style-name="ro1">
          <table:table-cell office:value-type="string" calcext:value-type="string">
            <text:p>2023-01-08 15:48:05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4531" calcext:value-type="float">
            <text:p>20,44531</text:p>
          </table:table-cell>
          <table:table-cell/>
          <table:table-cell table:formula="of:=SUM([.B93:.G93])" office:value-type="float" office:value="26.936704" calcext:value-type="float">
            <text:p>26,936704</text:p>
          </table:table-cell>
        </table:table-row>
        <table:table-row table:style-name="ro1">
          <table:table-cell office:value-type="string" calcext:value-type="string">
            <text:p>2023-01-08 15:48:04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4531" calcext:value-type="float">
            <text:p>20,44531</text:p>
          </table:table-cell>
          <table:table-cell/>
          <table:table-cell table:formula="of:=SUM([.B94:.G94])" office:value-type="float" office:value="26.936704" calcext:value-type="float">
            <text:p>26,936704</text:p>
          </table:table-cell>
        </table:table-row>
        <table:table-row table:style-name="ro1">
          <table:table-cell office:value-type="string" calcext:value-type="string">
            <text:p>2023-01-08 15:48:03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4531" calcext:value-type="float">
            <text:p>20,44531</text:p>
          </table:table-cell>
          <table:table-cell/>
          <table:table-cell table:formula="of:=SUM([.B95:.G95])" office:value-type="float" office:value="26.936704" calcext:value-type="float">
            <text:p>26,936704</text:p>
          </table:table-cell>
        </table:table-row>
        <table:table-row table:style-name="ro1">
          <table:table-cell office:value-type="string" calcext:value-type="string">
            <text:p>2023-01-08 15:48:02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9531" calcext:value-type="float">
            <text:p>20,69531</text:p>
          </table:table-cell>
          <table:table-cell/>
          <table:table-cell table:formula="of:=SUM([.B96:.G96])" office:value-type="float" office:value="27.186704" calcext:value-type="float">
            <text:p>27,186704</text:p>
          </table:table-cell>
        </table:table-row>
        <table:table-row table:style-name="ro1">
          <table:table-cell office:value-type="string" calcext:value-type="string">
            <text:p>2023-01-08 15:48:01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9531" calcext:value-type="float">
            <text:p>20,69531</text:p>
          </table:table-cell>
          <table:table-cell/>
          <table:table-cell table:formula="of:=SUM([.B97:.G97])" office:value-type="float" office:value="27.186704" calcext:value-type="float">
            <text:p>27,186704</text:p>
          </table:table-cell>
        </table:table-row>
        <table:table-row table:style-name="ro1">
          <table:table-cell office:value-type="string" calcext:value-type="string">
            <text:p>2023-01-08 15:48:00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4531" calcext:value-type="float">
            <text:p>21,44531</text:p>
          </table:table-cell>
          <table:table-cell/>
          <table:table-cell table:formula="of:=SUM([.B98:.G98])" office:value-type="float" office:value="27.936704" calcext:value-type="float">
            <text:p>27,936704</text:p>
          </table:table-cell>
        </table:table-row>
        <table:table-row table:style-name="ro1">
          <table:table-cell office:value-type="string" calcext:value-type="string">
            <text:p>2023-01-08 15:47:59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4531" calcext:value-type="float">
            <text:p>21,44531</text:p>
          </table:table-cell>
          <table:table-cell/>
          <table:table-cell table:formula="of:=SUM([.B99:.G99])" office:value-type="float" office:value="27.936704" calcext:value-type="float">
            <text:p>27,936704</text:p>
          </table:table-cell>
        </table:table-row>
        <table:table-row table:style-name="ro1">
          <table:table-cell office:value-type="string" calcext:value-type="string">
            <text:p>2023-01-08 15:47:58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4531" calcext:value-type="float">
            <text:p>21,44531</text:p>
          </table:table-cell>
          <table:table-cell/>
          <table:table-cell table:formula="of:=SUM([.B100:.G100])" office:value-type="float" office:value="27.936704" calcext:value-type="float">
            <text:p>27,936704</text:p>
          </table:table-cell>
        </table:table-row>
        <table:table-row table:style-name="ro1">
          <table:table-cell office:value-type="string" calcext:value-type="string">
            <text:p>2023-01-08 15:47:57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4531" calcext:value-type="float">
            <text:p>21,44531</text:p>
          </table:table-cell>
          <table:table-cell/>
          <table:table-cell table:formula="of:=SUM([.B101:.G101])" office:value-type="float" office:value="27.936704" calcext:value-type="float">
            <text:p>27,936704</text:p>
          </table:table-cell>
        </table:table-row>
        <table:table-row table:style-name="ro1">
          <table:table-cell office:value-type="string" calcext:value-type="string">
            <text:p>2023-01-08 15:47:56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4531" calcext:value-type="float">
            <text:p>21,44531</text:p>
          </table:table-cell>
          <table:table-cell/>
          <table:table-cell table:formula="of:=SUM([.B102:.G102])" office:value-type="float" office:value="27.936704" calcext:value-type="float">
            <text:p>27,936704</text:p>
          </table:table-cell>
        </table:table-row>
        <table:table-row table:style-name="ro1">
          <table:table-cell office:value-type="string" calcext:value-type="string">
            <text:p>2023-01-08 15:47:55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4531" calcext:value-type="float">
            <text:p>21,44531</text:p>
          </table:table-cell>
          <table:table-cell/>
          <table:table-cell table:formula="of:=SUM([.B103:.G103])" office:value-type="float" office:value="27.936704" calcext:value-type="float">
            <text:p>27,936704</text:p>
          </table:table-cell>
        </table:table-row>
        <table:table-row table:style-name="ro1">
          <table:table-cell office:value-type="string" calcext:value-type="string">
            <text:p>2023-01-08 15:47:54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4531" calcext:value-type="float">
            <text:p>21,44531</text:p>
          </table:table-cell>
          <table:table-cell/>
          <table:table-cell table:formula="of:=SUM([.B104:.G104])" office:value-type="float" office:value="27.936704" calcext:value-type="float">
            <text:p>27,936704</text:p>
          </table:table-cell>
        </table:table-row>
        <table:table-row table:style-name="ro1">
          <table:table-cell office:value-type="string" calcext:value-type="string">
            <text:p>2023-01-08 15:47:53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4531" calcext:value-type="float">
            <text:p>21,44531</text:p>
          </table:table-cell>
          <table:table-cell/>
          <table:table-cell table:formula="of:=SUM([.B105:.G105])" office:value-type="float" office:value="27.936704" calcext:value-type="float">
            <text:p>27,936704</text:p>
          </table:table-cell>
        </table:table-row>
        <table:table-row table:style-name="ro1">
          <table:table-cell office:value-type="string" calcext:value-type="string">
            <text:p>2023-01-08 15:47:52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4531" calcext:value-type="float">
            <text:p>21,44531</text:p>
          </table:table-cell>
          <table:table-cell/>
          <table:table-cell table:formula="of:=SUM([.B106:.G106])" office:value-type="float" office:value="27.936704" calcext:value-type="float">
            <text:p>27,936704</text:p>
          </table:table-cell>
        </table:table-row>
        <table:table-row table:style-name="ro1">
          <table:table-cell office:value-type="string" calcext:value-type="string">
            <text:p>2023-01-08 15:47:51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9531" calcext:value-type="float">
            <text:p>21,69531</text:p>
          </table:table-cell>
          <table:table-cell/>
          <table:table-cell table:formula="of:=SUM([.B107:.G107])" office:value-type="float" office:value="28.186704" calcext:value-type="float">
            <text:p>28,186704</text:p>
          </table:table-cell>
        </table:table-row>
        <table:table-row table:style-name="ro1">
          <table:table-cell office:value-type="string" calcext:value-type="string">
            <text:p>2023-01-08 15:47:50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9531" calcext:value-type="float">
            <text:p>21,69531</text:p>
          </table:table-cell>
          <table:table-cell/>
          <table:table-cell table:formula="of:=SUM([.B108:.G108])" office:value-type="float" office:value="28.186704" calcext:value-type="float">
            <text:p>28,186704</text:p>
          </table:table-cell>
        </table:table-row>
        <table:table-row table:style-name="ro1">
          <table:table-cell office:value-type="string" calcext:value-type="string">
            <text:p>2023-01-08 15:47:49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9531" calcext:value-type="float">
            <text:p>21,69531</text:p>
          </table:table-cell>
          <table:table-cell/>
          <table:table-cell table:formula="of:=SUM([.B109:.G109])" office:value-type="float" office:value="28.186704" calcext:value-type="float">
            <text:p>28,186704</text:p>
          </table:table-cell>
        </table:table-row>
        <table:table-row table:style-name="ro1">
          <table:table-cell office:value-type="string" calcext:value-type="string">
            <text:p>2023-01-08 15:47:48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9531" calcext:value-type="float">
            <text:p>21,69531</text:p>
          </table:table-cell>
          <table:table-cell/>
          <table:table-cell table:formula="of:=SUM([.B110:.G110])" office:value-type="float" office:value="28.186704" calcext:value-type="float">
            <text:p>28,186704</text:p>
          </table:table-cell>
        </table:table-row>
        <table:table-row table:style-name="ro1">
          <table:table-cell office:value-type="string" calcext:value-type="string">
            <text:p>2023-01-08 15:47:47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9531" calcext:value-type="float">
            <text:p>21,69531</text:p>
          </table:table-cell>
          <table:table-cell/>
          <table:table-cell table:formula="of:=SUM([.B111:.G111])" office:value-type="float" office:value="28.186704" calcext:value-type="float">
            <text:p>28,186704</text:p>
          </table:table-cell>
        </table:table-row>
        <table:table-row table:style-name="ro1">
          <table:table-cell office:value-type="string" calcext:value-type="string">
            <text:p>2023-01-08 15:47:46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9531" calcext:value-type="float">
            <text:p>21,69531</text:p>
          </table:table-cell>
          <table:table-cell/>
          <table:table-cell table:formula="of:=SUM([.B112:.G112])" office:value-type="float" office:value="28.186704" calcext:value-type="float">
            <text:p>28,186704</text:p>
          </table:table-cell>
        </table:table-row>
        <table:table-row table:style-name="ro1">
          <table:table-cell office:value-type="string" calcext:value-type="string">
            <text:p>2023-01-08 15:47:45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769" calcext:value-type="float">
            <text:p>6,22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9531" calcext:value-type="float">
            <text:p>21,69531</text:p>
          </table:table-cell>
          <table:table-cell/>
          <table:table-cell table:formula="of:=SUM([.B113:.G113])" office:value-type="float" office:value="28.186704" calcext:value-type="float">
            <text:p>28,186704</text:p>
          </table:table-cell>
        </table:table-row>
        <table:table-row table:style-name="ro1">
          <table:table-cell office:value-type="string" calcext:value-type="string">
            <text:p>2023-01-08 15:47:44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197" calcext:value-type="float">
            <text:p>6,225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8906" calcext:value-type="float">
            <text:p>20,28906</text:p>
          </table:table-cell>
          <table:table-cell/>
          <table:table-cell table:formula="of:=SUM([.B114:.G114])" office:value-type="float" office:value="26.764257" calcext:value-type="float">
            <text:p>26,764257</text:p>
          </table:table-cell>
        </table:table-row>
        <table:table-row table:style-name="ro1">
          <table:table-cell office:value-type="string" calcext:value-type="string">
            <text:p>2023-01-08 15:47:43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197" calcext:value-type="float">
            <text:p>6,225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3906" calcext:value-type="float">
            <text:p>22,53906</text:p>
          </table:table-cell>
          <table:table-cell/>
          <table:table-cell table:formula="of:=SUM([.B115:.G115])" office:value-type="float" office:value="29.014257" calcext:value-type="float">
            <text:p>29,014257</text:p>
          </table:table-cell>
        </table:table-row>
        <table:table-row table:style-name="ro1">
          <table:table-cell office:value-type="string" calcext:value-type="string">
            <text:p>2023-01-08 15:47:42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197" calcext:value-type="float">
            <text:p>6,225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5469" calcext:value-type="float">
            <text:p>20,55469</text:p>
          </table:table-cell>
          <table:table-cell/>
          <table:table-cell table:formula="of:=SUM([.B116:.G116])" office:value-type="float" office:value="26.9751995" calcext:value-type="float">
            <text:p>26,9751995</text:p>
          </table:table-cell>
        </table:table-row>
        <table:table-row table:style-name="ro1">
          <table:table-cell office:value-type="string" calcext:value-type="string">
            <text:p>2023-01-08 15:47:41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197" calcext:value-type="float">
            <text:p>6,225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5469" calcext:value-type="float">
            <text:p>21,05469</text:p>
          </table:table-cell>
          <table:table-cell/>
          <table:table-cell table:formula="of:=SUM([.B117:.G117])" office:value-type="float" office:value="27.4751995" calcext:value-type="float">
            <text:p>27,4751995</text:p>
          </table:table-cell>
        </table:table-row>
        <table:table-row table:style-name="ro1">
          <table:table-cell office:value-type="string" calcext:value-type="string">
            <text:p>2023-01-08 15:47:40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197" calcext:value-type="float">
            <text:p>6,225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5469" calcext:value-type="float">
            <text:p>21,05469</text:p>
          </table:table-cell>
          <table:table-cell/>
          <table:table-cell table:formula="of:=SUM([.B118:.G118])" office:value-type="float" office:value="27.4751995" calcext:value-type="float">
            <text:p>27,4751995</text:p>
          </table:table-cell>
        </table:table-row>
        <table:table-row table:style-name="ro1">
          <table:table-cell office:value-type="string" calcext:value-type="string">
            <text:p>2023-01-08 15:47:39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197" calcext:value-type="float">
            <text:p>6,225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5469" calcext:value-type="float">
            <text:p>21,05469</text:p>
          </table:table-cell>
          <table:table-cell/>
          <table:table-cell table:formula="of:=SUM([.B119:.G119])" office:value-type="float" office:value="27.4751995" calcext:value-type="float">
            <text:p>27,4751995</text:p>
          </table:table-cell>
        </table:table-row>
        <table:table-row table:style-name="ro1">
          <table:table-cell office:value-type="string" calcext:value-type="string">
            <text:p>2023-01-08 15:47:38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197" calcext:value-type="float">
            <text:p>6,225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5469" calcext:value-type="float">
            <text:p>21,05469</text:p>
          </table:table-cell>
          <table:table-cell/>
          <table:table-cell table:formula="of:=SUM([.B120:.G120])" office:value-type="float" office:value="27.4751995" calcext:value-type="float">
            <text:p>27,4751995</text:p>
          </table:table-cell>
        </table:table-row>
        <table:table-row table:style-name="ro1">
          <table:table-cell office:value-type="string" calcext:value-type="string">
            <text:p>2023-01-08 15:47:37</text:p>
          </table:table-cell>
          <table:table-cell office:value-type="float" office:value="0.1796875" calcext:value-type="float">
            <text:p>0,1796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6.225197" calcext:value-type="float">
            <text:p>6,225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5469" calcext:value-type="float">
            <text:p>21,05469</text:p>
          </table:table-cell>
          <table:table-cell/>
          <table:table-cell table:formula="of:=SUM([.B121:.G121])" office:value-type="float" office:value="27.4751995" calcext:value-type="float">
            <text:p>27,4751995</text:p>
          </table:table-cell>
        </table:table-row>
      </table:table>
      <table:table table:name="Sheet2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eigth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tenth</text:p>
          </table:table-cell>
          <table:table-cell/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 office:value-type="string" calcext:value-type="string">
            <text:p>avg of all data</text:p>
          </table:table-cell>
          <table:table-cell office:value-type="string" calcext:value-type="string">
            <text:p>avg of testdata</text:p>
          </table:table-cell>
        </table:table-row>
        <table:table-row table:style-name="ro1">
          <table:table-cell office:value-type="float" office:value="294.31746" calcext:value-type="float">
            <text:p>294,31746</text:p>
          </table:table-cell>
          <table:table-cell office:value-type="float" office:value="312.43023" calcext:value-type="float">
            <text:p>312,43023</text:p>
          </table:table-cell>
          <table:table-cell office:value-type="float" office:value="276.51819" calcext:value-type="float">
            <text:p>276,51819</text:p>
          </table:table-cell>
          <table:table-cell office:value-type="float" office:value="332.488025" calcext:value-type="float">
            <text:p>332,488025</text:p>
          </table:table-cell>
          <table:table-cell office:value-type="float" office:value="359.178375" calcext:value-type="float">
            <text:p>359,178375</text:p>
          </table:table-cell>
          <table:table-cell office:value-type="float" office:value="332.66888" calcext:value-type="float">
            <text:p>332,66888</text:p>
          </table:table-cell>
          <table:table-cell office:value-type="float" office:value="373.55112" calcext:value-type="float">
            <text:p>373,55112</text:p>
          </table:table-cell>
          <table:table-cell office:value-type="float" office:value="392.762935" calcext:value-type="float">
            <text:p>392,762935</text:p>
          </table:table-cell>
          <table:table-cell office:value-type="float" office:value="368.759297" calcext:value-type="float">
            <text:p>368,759297</text:p>
          </table:table-cell>
          <table:table-cell office:value-type="float" office:value="383.145435" calcext:value-type="float">
            <text:p>383,145435</text:p>
          </table:table-cell>
          <table:table-cell/>
          <table:table-cell table:formula="of:=AVERAGE([.A13];[.B13];[.C13];[.D13];[.E13];[.F13];[.G13];[.H13];[.I13];[.J13])" office:value-type="float" office:value="353.4131745" calcext:value-type="float">
            <text:p>353,4131745</text:p>
          </table:table-cell>
          <table:table-cell table:formula="of:=MAX([.A13:.J13])" office:value-type="float" office:value="415.25701" calcext:value-type="float">
            <text:p>415,25701</text:p>
          </table:table-cell>
          <table:table-cell/>
          <table:table-cell table:formula="of:=AVERAGE([.A2:.A5];[.B2:.B5];[.C2:.C5];[.D2:.D5];[.E2:.E5];[.F2:.F5];[.G2:.G5];[.H2:.H5];[.I2:.I5];[.J2:.J5])" office:value-type="float" office:value="300.860309285714" calcext:value-type="float">
            <text:p>300,860309285714</text:p>
          </table:table-cell>
        </table:table-row>
        <table:table-row table:style-name="ro1">
          <table:table-cell office:value-type="float" office:value="213.044895" calcext:value-type="float">
            <text:p>213,044895</text:p>
          </table:table-cell>
          <table:table-cell office:value-type="float" office:value="219.4689" calcext:value-type="float">
            <text:p>219,4689</text:p>
          </table:table-cell>
          <table:table-cell office:value-type="float" office:value="308.45924" calcext:value-type="float">
            <text:p>308,45924</text:p>
          </table:table-cell>
          <table:table-cell office:value-type="float" office:value="275.68551" calcext:value-type="float">
            <text:p>275,68551</text:p>
          </table:table-cell>
          <table:table-cell office:value-type="float" office:value="363.31154" calcext:value-type="float">
            <text:p>363,31154</text:p>
          </table:table-cell>
          <table:table-cell office:value-type="float" office:value="340.30223" calcext:value-type="float">
            <text:p>340,30223</text:p>
          </table:table-cell>
          <table:table-cell office:value-type="float" office:value="334.14111" calcext:value-type="float">
            <text:p>334,14111</text:p>
          </table:table-cell>
          <table:table-cell office:value-type="float" office:value="380.55201" calcext:value-type="float">
            <text:p>380,55201</text:p>
          </table:table-cell>
          <table:table-cell office:value-type="float" office:value="401.251955" calcext:value-type="float">
            <text:p>401,251955</text:p>
          </table:table-cell>
          <table:table-cell office:value-type="float" office:value="415.25701" calcext:value-type="float">
            <text:p>415,257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4.03942" calcext:value-type="float">
            <text:p>214,03942</text:p>
          </table:table-cell>
          <table:table-cell office:value-type="float" office:value="110.224406" calcext:value-type="float">
            <text:p>110,224406</text:p>
          </table:table-cell>
          <table:table-cell office:value-type="float" office:value="232.952655" calcext:value-type="float">
            <text:p>232,952655</text:p>
          </table:table-cell>
          <table:table-cell office:value-type="float" office:value="207.138695" calcext:value-type="float">
            <text:p>207,138695</text:p>
          </table:table-cell>
          <table:table-cell office:value-type="float" office:value="167.031284" calcext:value-type="float">
            <text:p>167,031284</text:p>
          </table:table-cell>
          <table:table-cell office:value-type="float" office:value="196.809133" calcext:value-type="float">
            <text:p>196,809133</text:p>
          </table:table-cell>
          <table:table-cell office:value-type="float" office:value="311.53553" calcext:value-type="float">
            <text:p>311,53553</text:p>
          </table:table-cell>
          <table:table-cell office:value-type="float" office:value="307.06319" calcext:value-type="float">
            <text:p>307,06319</text:p>
          </table:table-cell>
          <table:table-cell table:number-columns-repeated="5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0"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 table:formula="of:=AVERAGE([.A2:.A5])" office:value-type="float" office:value="253.6811775" calcext:value-type="float">
            <text:p>253,6811775</text:p>
          </table:table-cell>
          <table:table-cell table:formula="of:=AVERAGE([.B2:.B5])" office:value-type="float" office:value="265.949565" calcext:value-type="float">
            <text:p>265,949565</text:p>
          </table:table-cell>
          <table:table-cell table:formula="of:=AVERAGE([.C2:.C5])" office:value-type="float" office:value="266.33895" calcext:value-type="float">
            <text:p>266,33895</text:p>
          </table:table-cell>
          <table:table-cell table:formula="of:=AVERAGE([.D2:.D5])" office:value-type="float" office:value="239.465980333333" calcext:value-type="float">
            <text:p>239,465980333333</text:p>
          </table:table-cell>
          <table:table-cell table:formula="of:=AVERAGE([.E2:.E5])" office:value-type="float" office:value="318.480856666667" calcext:value-type="float">
            <text:p>318,480856666667</text:p>
          </table:table-cell>
          <table:table-cell table:formula="of:=AVERAGE([.F2:.F5])" office:value-type="float" office:value="293.369935" calcext:value-type="float">
            <text:p>293,369935</text:p>
          </table:table-cell>
          <table:table-cell table:formula="of:=AVERAGE([.G2:.G5])" office:value-type="float" office:value="291.574504666667" calcext:value-type="float">
            <text:p>291,574504666667</text:p>
          </table:table-cell>
          <table:table-cell table:formula="of:=AVERAGE([.H2:.H5])" office:value-type="float" office:value="323.374692666667" calcext:value-type="float">
            <text:p>323,374692666667</text:p>
          </table:table-cell>
          <table:table-cell table:formula="of:=AVERAGE([.I2:.I5])" office:value-type="float" office:value="360.515594" calcext:value-type="float">
            <text:p>360,515594</text:p>
          </table:table-cell>
          <table:table-cell table:formula="of:=AVERAGE([.J2:.J5])" office:value-type="float" office:value="368.488545" calcext:value-type="float">
            <text:p>368,48854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 office:value-type="string" calcext:value-type="string">
            <text:p>Peak</text:p>
          </table:table-cell>
          <table:table-cell table:number-columns-repeated="5"/>
        </table:table-row>
        <table:table-row table:style-name="ro1">
          <table:table-cell table:formula="of:=MAX([.A2:.A5])" office:value-type="float" office:value="294.31746" calcext:value-type="float">
            <text:p>294,31746</text:p>
          </table:table-cell>
          <table:table-cell table:formula="of:=MAX([.B2:.B5])" office:value-type="float" office:value="312.43023" calcext:value-type="float">
            <text:p>312,43023</text:p>
          </table:table-cell>
          <table:table-cell table:formula="of:=MAX([.C2:.C5])" office:value-type="float" office:value="308.45924" calcext:value-type="float">
            <text:p>308,45924</text:p>
          </table:table-cell>
          <table:table-cell table:formula="of:=MAX([.D2:.D5])" office:value-type="float" office:value="332.488025" calcext:value-type="float">
            <text:p>332,488025</text:p>
          </table:table-cell>
          <table:table-cell table:formula="of:=MAX([.E2:.E5])" office:value-type="float" office:value="363.31154" calcext:value-type="float">
            <text:p>363,31154</text:p>
          </table:table-cell>
          <table:table-cell table:formula="of:=MAX([.F2:.F5])" office:value-type="float" office:value="340.30223" calcext:value-type="float">
            <text:p>340,30223</text:p>
          </table:table-cell>
          <table:table-cell table:formula="of:=MAX([.G2:.G5])" office:value-type="float" office:value="373.55112" calcext:value-type="float">
            <text:p>373,55112</text:p>
          </table:table-cell>
          <table:table-cell table:formula="of:=MAX([.H2:.H5])" office:value-type="float" office:value="392.762935" calcext:value-type="float">
            <text:p>392,762935</text:p>
          </table:table-cell>
          <table:table-cell table:formula="of:=MAX([.I2:.I5])" office:value-type="float" office:value="401.251955" calcext:value-type="float">
            <text:p>401,251955</text:p>
          </table:table-cell>
          <table:table-cell table:formula="of:=MAX([.J2:.J5])" office:value-type="float" office:value="415.25701" calcext:value-type="float">
            <text:p>415,2570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7">
      <number:number number:decimal-places="0" number:min-decimal-places="0" number:min-integer-digits="7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9:29:56.528725201</meta:creation-date>
    <dc:date>2023-01-09T23:52:56.677066421</dc:date>
    <meta:editing-duration>PT4M31S</meta:editing-duration>
    <meta:editing-cycles>2</meta:editing-cycles>
    <meta:generator>LibreOffice/7.4.3.2$Linux_X86_64 LibreOffice_project/40$Build-2</meta:generator>
    <meta:document-statistic meta:table-count="2" meta:cell-count="1053" meta:object-count="0"/>
  </office:meta>
</office:document-meta>
</file>